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2"><text:text-input text:description="&lt;if test=&quot;item.insert_photo&quot;&gt;">if photo</text:text-input></text:p>
            <text:p text:style-name="P45"><draw:frame draw:style-name="fr1" draw:name="image:asimage(item.product_id.default_photo  or  False )" text:anchor-type="as-char" svg:width="4.551cm" style:rel-width="100%" svg:height="4.551cm" style:rel-height="scale-min" draw:z-index="4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6"><text:placeholder text:placeholder-type="text">&lt;_(item.product_id.name)&gt;</text:placeholder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4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0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8"><draw:frame draw:style-name="fr2" draw:name="image:asimage(item.product_id.default_photo or False)" text:anchor-type="as-char" svg:width="4.505cm" style:rel-width="99%" svg:height="4.33cm" style:rel-height="scale" draw:z-index="2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6"><text:placeholder text:placeholder-type="text">&lt;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3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2M44S</meta:editing-duration>
    <meta:editing-cycles>289</meta:editing-cycles>
    <meta:generator>LibreOffice/4.3.3.2$Linux_X86_64 LibreOffice_project/430m0$Build-2</meta:generator>
    <meta:initial-creator>Nicola Riolini</meta:initial-creator>
    <dc:date>2016-02-15T15:04:20.604475101</dc:date>
    <dc:creator>thebrush </dc:creator>
    <meta:document-statistic meta:table-count="8" meta:image-count="1" meta:object-count="0" meta:page-count="3" meta:paragraph-count="93" meta:word-count="372" meta:character-count="2540" meta:non-whitespace-character-count="2370"/>
    <meta:user-defined meta:name="Info 1"/>
    <meta:user-defined meta:name="Info 2"/>
    <meta:user-defined meta:name="Info 3"/>
    <meta:user-defined meta:name="Info 4"/>
  </office:meta>
</office:document-meta>
</file>